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ce4a3" officeooo:paragraph-rsid="000ce4a3"/>
    </style:style>
    <style:style style:name="P2" style:family="paragraph" style:parent-style-name="Standard">
      <style:text-properties officeooo:rsid="000ce4a3" officeooo:paragraph-rsid="000ce4a3"/>
    </style:style>
    <style:style style:name="P3" style:family="paragraph" style:parent-style-name="Standard">
      <style:paragraph-properties fo:text-align="center" style:justify-single-word="false"/>
      <style:text-properties fo:font-size="48pt" style:text-underline-style="solid" style:text-underline-width="auto" style:text-underline-color="font-color" fo:font-weight="bold" officeooo:rsid="000ce4a3" officeooo:paragraph-rsid="000ce4a3"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ce4a3" officeooo:paragraph-rsid="000ce4a3" style:font-size-asian="36pt" style:font-weight-asian="bold" style:font-size-complex="36pt" style:font-weight-complex="bold"/>
    </style:style>
    <style:style style:name="P5" style:family="paragraph" style:parent-style-name="Standard">
      <style:paragraph-properties fo:text-align="start" style:justify-single-word="false"/>
      <style:text-properties fo:font-size="12pt" style:text-underline-style="none" fo:font-weight="normal" officeooo:rsid="000ce4a3" officeooo:paragraph-rsid="000ce4a3" style:font-size-asian="12pt" style:font-weight-asian="normal" style:font-size-complex="12pt" style:font-weight-complex="normal"/>
    </style:style>
    <style:style style:name="P6" style:family="paragraph" style:parent-style-name="Standard">
      <style:text-properties officeooo:rsid="000f2a5f" officeooo:paragraph-rsid="000f2a5f"/>
    </style:style>
    <style:style style:name="P7" style:family="paragraph" style:parent-style-name="Standard">
      <style:paragraph-properties fo:text-align="center" style:justify-single-word="false"/>
      <style:text-properties officeooo:rsid="000f2a5f" officeooo:paragraph-rsid="000f2a5f"/>
    </style:style>
    <style:style style:name="P8" style:family="paragraph" style:parent-style-name="Standard">
      <style:text-properties officeooo:rsid="001373c1" officeooo:paragraph-rsid="001373c1"/>
    </style:style>
    <style:style style:name="P9" style:family="paragraph" style:parent-style-name="Standard" style:list-style-name="L1">
      <style:text-properties fo:font-size="16pt" style:text-underline-style="solid" style:text-underline-width="auto" style:text-underline-color="font-color" fo:font-weight="bold" officeooo:rsid="000ce4a3" officeooo:paragraph-rsid="000ce4a3" style:font-size-asian="16pt" style:font-weight-asian="bold" style:font-size-complex="16pt" style:font-weight-complex="bold"/>
    </style:style>
    <style:style style:name="P10" style:family="paragraph" style:parent-style-name="Standard" style:list-style-name="L1">
      <style:text-properties fo:font-size="16pt" style:text-underline-style="solid" style:text-underline-width="auto" style:text-underline-color="font-color" fo:font-weight="bold" officeooo:rsid="001e4ccd" officeooo:paragraph-rsid="001e4ccd" style:font-weight-asian="bold" style:font-weight-complex="bold"/>
    </style:style>
    <style:style style:name="P11" style:family="paragraph" style:parent-style-name="Standard" style:list-style-name="L1">
      <style:text-properties fo:font-size="14pt" fo:font-weight="bold" officeooo:rsid="000ce4a3" officeooo:paragraph-rsid="000ce4a3" style:font-weight-asian="bold" style:font-weight-complex="bold"/>
    </style:style>
    <style:style style:name="P12" style:family="paragraph" style:parent-style-name="Standard" style:list-style-name="L1">
      <style:text-properties fo:font-size="14pt" fo:font-weight="bold" officeooo:rsid="0018d0ba" officeooo:paragraph-rsid="0018d0ba" style:font-weight-asian="bold" style:font-weight-complex="bold"/>
    </style:style>
    <style:style style:name="P13" style:family="paragraph" style:parent-style-name="Standard" style:list-style-name="L1">
      <style:text-properties fo:font-size="14pt" fo:font-weight="bold" officeooo:rsid="001e4ccd" officeooo:paragraph-rsid="001e4ccd" style:font-weight-asian="bold" style:font-weight-complex="bold"/>
    </style:style>
    <style:style style:name="P14" style:family="paragraph" style:parent-style-name="Standard" style:list-style-name="L1">
      <style:text-properties officeooo:rsid="000ddfbb" officeooo:paragraph-rsid="000ddfbb"/>
    </style:style>
    <style:style style:name="P15" style:family="paragraph" style:parent-style-name="Standard" style:list-style-name="L1">
      <style:text-properties officeooo:rsid="000f2a5f" officeooo:paragraph-rsid="000f2a5f"/>
    </style:style>
    <style:style style:name="P16" style:family="paragraph" style:parent-style-name="Standard" style:list-style-name="L1">
      <style:text-properties officeooo:rsid="001373c1" officeooo:paragraph-rsid="001373c1"/>
    </style:style>
    <style:style style:name="P17" style:family="paragraph" style:parent-style-name="Standard" style:list-style-name="L1">
      <style:text-properties officeooo:rsid="00156669" officeooo:paragraph-rsid="00156669"/>
    </style:style>
    <style:style style:name="P18" style:family="paragraph" style:parent-style-name="Standard" style:list-style-name="L1">
      <style:text-properties officeooo:rsid="0015bb02" officeooo:paragraph-rsid="0015bb02"/>
    </style:style>
    <style:style style:name="P19" style:family="paragraph" style:parent-style-name="Standard" style:list-style-name="L1">
      <style:text-properties officeooo:rsid="00178c4c" officeooo:paragraph-rsid="00178c4c"/>
    </style:style>
    <style:style style:name="P20" style:family="paragraph" style:parent-style-name="Standard" style:list-style-name="L1">
      <style:text-properties officeooo:rsid="00185b5f" officeooo:paragraph-rsid="00185b5f"/>
    </style:style>
    <style:style style:name="P21" style:family="paragraph" style:parent-style-name="Standard" style:list-style-name="L1">
      <style:text-properties officeooo:rsid="0018d0ba" officeooo:paragraph-rsid="0018d0ba"/>
    </style:style>
    <style:style style:name="P22" style:family="paragraph" style:parent-style-name="Standard" style:list-style-name="L1">
      <style:text-properties officeooo:rsid="0019ab17" officeooo:paragraph-rsid="0019ab17"/>
    </style:style>
    <style:style style:name="P23" style:family="paragraph" style:parent-style-name="Standard" style:list-style-name="L1">
      <style:text-properties officeooo:rsid="001beac5" officeooo:paragraph-rsid="001beac5"/>
    </style:style>
    <style:style style:name="P24" style:family="paragraph" style:parent-style-name="Standard" style:list-style-name="L1">
      <style:text-properties officeooo:rsid="001d8559" officeooo:paragraph-rsid="001d8559"/>
    </style:style>
    <style:style style:name="P25" style:family="paragraph" style:parent-style-name="Standard" style:list-style-name="L1">
      <style:text-properties officeooo:rsid="001d8559" officeooo:paragraph-rsid="001e4ccd"/>
    </style:style>
    <style:style style:name="P26" style:family="paragraph" style:parent-style-name="Standard" style:list-style-name="L1">
      <style:text-properties style:text-underline-style="none" officeooo:rsid="0019ab17" officeooo:paragraph-rsid="0019ab17"/>
    </style:style>
    <style:style style:name="P27" style:family="paragraph" style:parent-style-name="Standard" style:list-style-name="L1">
      <style:text-properties style:text-underline-style="none" officeooo:rsid="001beac5" officeooo:paragraph-rsid="001beac5"/>
    </style:style>
    <style:style style:name="P28" style:family="paragraph" style:parent-style-name="Standard" style:list-style-name="L1">
      <style:text-properties officeooo:rsid="001e4ccd" officeooo:paragraph-rsid="001e4ccd"/>
    </style:style>
    <style:style style:name="P29" style:family="paragraph" style:parent-style-name="Standard" style:list-style-name="">
      <style:text-properties officeooo:rsid="001e4ccd" officeooo:paragraph-rsid="001e4ccd"/>
    </style:style>
    <style:style style:name="P30" style:family="paragraph" style:parent-style-name="Standard" style:list-style-name="L1">
      <style:text-properties officeooo:rsid="0020358e" officeooo:paragraph-rsid="0020358e"/>
    </style:style>
    <style:style style:name="P31" style:family="paragraph" style:parent-style-name="Standard" style:list-style-name="L1">
      <style:paragraph-properties fo:break-before="page"/>
      <style:text-properties fo:font-size="14pt" fo:font-weight="bold" officeooo:rsid="00156669" officeooo:paragraph-rsid="00156669" style:font-weight-asian="bold" style:font-weight-complex="bold"/>
    </style:style>
    <style:style style:name="P32" style:family="paragraph" style:parent-style-name="Standard" style:list-style-name="L1">
      <style:paragraph-properties fo:break-before="page"/>
      <style:text-properties officeooo:rsid="001beac5" officeooo:paragraph-rsid="001beac5"/>
    </style:style>
    <style:style style:name="P33" style:family="paragraph" style:parent-style-name="Standard" style:list-style-name="L1">
      <style:paragraph-properties fo:break-before="page"/>
      <style:text-properties officeooo:rsid="001e4ccd" officeooo:paragraph-rsid="001e4ccd"/>
    </style:style>
    <style:style style:name="T1" style:family="text">
      <style:text-properties style:text-position="super 58%"/>
    </style:style>
    <style:style style:name="T2" style:family="text">
      <style:text-properties style:text-position="sub 58%"/>
    </style:style>
    <style:style style:name="T3" style:family="text">
      <style:text-properties officeooo:rsid="0011b8f2"/>
    </style:style>
    <style:style style:name="T4" style:family="text">
      <style:text-properties officeooo:rsid="0015bb02"/>
    </style:style>
    <style:style style:name="T5" style:family="text">
      <style:text-properties officeooo:rsid="00178c4c"/>
    </style:style>
    <style:style style:name="T6" style:family="text">
      <style:text-properties officeooo:rsid="001acd20"/>
    </style:style>
    <style:style style:name="T7" style:family="text">
      <style:text-properties officeooo:rsid="001e4ccd"/>
    </style:style>
    <style:style style:name="T8" style:family="text">
      <style:text-properties officeooo:rsid="0020358e"/>
    </style:style>
    <style:style style:name="T9" style:family="text">
      <style:text-properties officeooo:rsid="0020a975"/>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3">Thème 1 A2</text:p>
      <text:p text:style-name="P4">Mécanismes de diversification du vivant</text:p>
      <text:p text:style-name="P2"/>
      <text:p text:style-name="P2"/>
      <text:p text:style-name="P2">Les mutations à l’origine de nouveaux allèles, et de nouveaux gènes, constituent des innovations génétiques qui expliquent en partie la diversification du vivant. </text:p>
      <text:p text:style-name="P2">Ces innovations génétiques sont transmissibles si elles affectent les cellules de la lignée germinale (transfert vertical). Ça peut modifier les populations d’origine. </text:p>
      <text:p text:style-name="P2">Mais d’autres mécanismes sont impliqués dans la diversification du vivant.</text:p>
      <text:p text:style-name="P2"/>
      <text:p text:style-name="P2"/>
      <text:list xml:id="list1222850163655425843" text:style-name="L1">
        <text:list-item>
          <text:p text:style-name="P9">Des mécanismes de la diversification du vivant d’origine génétique</text:p>
          <text:list>
            <text:list-item>
              <text:p text:style-name="P11">Modifications du caryotype</text:p>
              <text:p text:style-name="P14">Une espèce est polyploïde si elle possède plus de deux jeux complets de chromosomes. La polyploïdie est très commune chez les plantes</text:p>
              <text:list>
                <text:list-header>
                  <text:p text:style-name="P14">70 % des angiospermes (plantes à fleurs)</text:p>
                </text:list-header>
              </text:list>
              <text:p text:style-name="P14">Monoploïdie (abeilles mâles, guêpes, fourmis)</text:p>
              <text:p text:style-name="P14"/>
              <text:p text:style-name="P14">Comment se forme une espèce polyploïde ?</text:p>
              <text:list text:continue-numbering="true">
                <text:list-header>
                  <text:p text:style-name="P14">Production de gamètes non réduites</text:p>
                  <text:list>
                    <text:list-header>
                      <text:p text:style-name="P14">Soit les chromosomes homologues ne se séparent pas lors de la méiose</text:p>
                      <text:p text:style-name="P14">Soit les chromatides ne se séparent pas lors de la méiose</text:p>
                    </text:list-header>
                  </text:list>
                  <text:p text:style-name="P14">Doublement somatique</text:p>
                  <text:list>
                    <text:list-item>
                      <text:list>
                        <text:list-header>
                          <text:p text:style-name="P15">Soit il y a un problème au moment de la gamétogenèse</text:p>
                          <text:p text:style-name="P15">Soit //</text:p>
                        </text:list-header>
                      </text:list>
                      <text:p text:style-name="P15">→ Pas de division cellulaire</text:p>
                    </text:list-item>
                  </text:list>
                </text:list-header>
              </text:list>
              <text:p text:style-name="P15"/>
              <text:p text:style-name="P15">Deux origines pour les polyploïdes :</text:p>
              <text:list text:continue-numbering="true">
                <text:list-header>
                  <text:p text:style-name="P15">Autoploïdie : duplication des chromosomes au sein de la même espèce</text:p>
                  <text:list>
                    <text:list-header>
                      <text:p text:style-name="P15">Banane = triploïde</text:p>
                    </text:list-header>
                  </text:list>
                  <text:p text:style-name="P15">Alloploïdie : hybridation entre deux ou plusieurs espèces</text:p>
                  <text:list text:continue-numbering="true">
                    <text:list-header>
                      <text:p text:style-name="P15">Fraise = octoploïde</text:p>
                    </text:list-header>
                  </text:list>
                </text:list-header>
              </text:list>
            </text:list-item>
          </text:list>
        </text:list-item>
      </text:list>
      <text:p text:style-name="P6"/>
      <text:p text:style-name="P7">// <text:span text:style-name="T3">Schéma polyploïdisation //</text:span></text:p>
      <text:p text:style-name="P6"/>
      <text:list xml:id="list140055921934490" text:continue-numbering="true" text:style-name="L1">
        <text:list-item>
          <text:list>
            <text:list-header>
              <text:p text:style-name="P16">La polyploïdisation, c’est la multiplication naturelle ou artificielle du nombre de chromosomes qui aboutit à la formation d’espèces polyploïdes.</text:p>
            </text:list-header>
          </text:list>
        </text:list-item>
      </text:list>
      <text:p text:style-name="P8"/>
      <text:list xml:id="list140054787007624" text:continue-numbering="true" text:style-name="L1">
        <text:list-item>
          <text:list>
            <text:list-item>
              <text:p text:style-name="P31"><text:span text:style-name="T4">A</text:span>pport partiel d’un nouveau génome</text:p>
              <text:p text:style-name="P17">= Transferts horizontaux de gènes</text:p>
              <text:list>
                <text:list-item>
                  <text:list>
                    <text:list-header>
                      <text:p text:style-name="P18">Ça se produit hors reproduction sexuée</text:p>
                      <text:p text:style-name="P18">Ça se passe entre individus de la même espèce ou non</text:p>
                    </text:list-header>
                  </text:list>
                  <text:p text:style-name="P18">Si un gène appartenant à un individu peut être transféré à un autre individu de la même espèce ou non, s’il est transmis de manière stable a ses descendants, alors on peut dire qu’il y a une diversification génétique hors mutation et hors reproduction sexuée.</text:p>
                  <text:list text:continue-numbering="true">
                    <text:list-header>
                      <text:p text:style-name="P18">10 % du génome de l’Homme est d’origine viral<text:span text:style-name="T5">e (= provient d’un virus)</text:span></text:p>
                      <text:p text:style-name="P18">50 % du gén<text:span text:style-name="T5">ome du maïs est d’origine virale</text:span></text:p>
                    </text:list-header>
                  </text:list>
                </text:list-item>
              </text:list>
              <text:p text:style-name="P19">Dans l’espèce humaine, il existe un gène qui code pour une protéine qu’on appelle la syncytine, et qui permet la fusion cellulaire et donc à la formation d’un placenta.</text:p>
              <text:p text:style-name="P19">Un virus MPMV qui génère une protéine d’enveloppe. Cette protéine d’enveloppe a une séquence qui présente plus de 80 % d’identité avec la syncytine.</text:p>
              <text:p text:style-name="P19">Ce sont des événements rares mais qui se sont produits à de nombreuses reprises dans la vie. S’ils apportent un avantage aux individus qui les ont reçus, ces individus présentent un caractère nouveau qui va les avantager dans un environnement, et il va se produire la sélection naturelle qui fait que ceux qui ont ce caractère vont avoir de nouvelles capacités de survie.</text:p>
              <text:p text:style-name="P20">Les transferts horizontaux de gènes peuvent se produire par conjugaison des bactéries où des plasmiques bactériens vont être transmis d’une bactérie à l’autre.</text:p>
              <text:p text:style-name="P20"/>
            </text:list-item>
            <text:list-item>
              <text:p text:style-name="P12">Modifications de l’expression du gène <text:span text:style-name="T6">du développement</text:span></text:p>
              <text:p text:style-name="P21">Les gènes homéotiques sont des gènes impliqués dans le développement de l’embryon. Ils ne s’expriment qu’au cours de la vie embryonnaire, et dans certaines régions très précises de l’embryon. Ces gènes permettent la synthèse de protéines qui contrôlent l’expression de gène et donc le devenir de cellule dans un organisme pluricellulaire. </text:p>
              <text:p text:style-name="P21">Ces gènes sont présents chez tous les animaux. </text:p>
              <text:p text:style-name="P21">Les variations de morphologies observées dans ces organismes ne viennent pas directement du génome, mais de variations dans l’expression des génomes. Cela permet d’expliquer pourquoi l’homme n’est pas un chimpanzé alors qu’ils ont 99,8 % du génome en commun. </text:p>
              <text:p text:style-name="P22">Les variations d’une espèce à l’autre, dans l’expression des gènes du développement :</text:p>
              <text:list>
                <text:list-header>
                  <text:p text:style-name="P22">Intensité, chronologie (durée de l’expression), territoire d’expression de ce gène</text:p>
                </text:list-header>
              </text:list>
              <text:p text:style-name="P22">Ces variations vont se traduire par des modifications des organes formés à l’issu du développement embryonnaire.</text:p>
              <text:p text:style-name="P26"/>
              <text:p text:style-name="P27"/>
              <text:p text:style-name="P32">Les gènes homéotiques s’expriment dans un territoire précis de l’embryon, et suivant un ordre précis. L’entrée en activité de ces gènes s’effectue dans l’ordre de leurs positions sur le chromosome, et s’axent suivant l’axe antéro-postérieur. </text:p>
              <text:p text:style-name="P23">Les gènes homéotiques présentent une forte homologie dans leur séquence nucléotidique au sein de différentes espèces. Ils forment une famille multigénique qui a été très conservée au cours du temps.</text:p>
              <text:p text:style-name="P23">Les gènes homéotiques codent pour des protéines qui sont des facteurs de transcription. Ces facteurs de transcription se fixent sur la séquence régulatrice des gènes cibles, et ça va activer ou inhiber leur transcription. </text:p>
              <text:p text:style-name="P23">C’est l’expression combinée des gènes du développement à un instant du développement qui va déterminer la mise en place de structure anatomique.</text:p>
              <text:list text:continue-numbering="true">
                <text:list-header>
                  <text:p text:style-name="P25">Les serpents sont dépourvus de membres, et présentent des côtes sur toute la longueur de la colonne vertébrale : ils ont quasiment que des vertèbres thoraciques. </text:p>
                  <text:p text:style-name="P25">On s’aperçoit que chez l’embryon de python, les gènes HoxC6 et HoxC8 ont un territoire d’expression très étendu. Et on sait que ces gènes sont impliqués dans la formation de côtes sur les vertèbres. </text:p>
                  <text:p text:style-name="P25">Les membres antérieurs chez les autres vertébrés se mettent en place en avant de la zone où le gène HoxC6 est exprimé seul. </text:p>
                </text:list-header>
              </text:list>
              <text:p text:style-name="P24">Un gène homéotique <text:span text:style-name="T7">qui spécifie une région du corps va empêcher l’expression du gène qui est disposé avant. </text:span></text:p>
            </text:list-item>
          </text:list>
          <text:p text:style-name="P24"/>
          <text:p text:style-name="P24"/>
        </text:list-item>
        <text:list-item>
          <text:p text:style-name="P10">Une diversification du vivant sans modification du génome</text:p>
          <text:list>
            <text:list-item>
              <text:p text:style-name="P13">Les associations symbiotiques</text:p>
              <text:p text:style-name="P28">Des individus qui appartiennent à des espèces différentes peuvent vivre en associations étroites. Lorsque cette association est durable et que chaque partenaire en tire des bénéfices, on parle de symbiose. Ces symbioses peuvent être à l’origine de nouvelles fonctions. </text:p>
              <text:list>
                <text:list-header>
                  <text:p text:style-name="P30">Lichen : association entre une algue et des champignons</text:p>
                  <text:list>
                    <text:list-header>
                      <text:p text:style-name="P28">// <text:span text:style-name="T8">exemple du lichen //</text:span></text:p>
                    </text:list-header>
                  </text:list>
                  <text:p text:style-name="P30">Corail : association entre un animal (cnidaire) et une algue (zooxanthelle)</text:p>
                </text:list-header>
              </text:list>
              <text:p text:style-name="P30"/>
              <text:p text:style-name="P30">Doc 2 P. 50</text:p>
              <text:list text:continue-numbering="true">
                <text:list-header>
                  <text:p text:style-name="P30">On s’aperçoit qu’un Diamant mandarin élevé avec un adulte a un chant différent en fonction de l’âge</text:p>
                  <text:list>
                    <text:list-header>
                      <text:p text:style-name="P30">à l’âge adulte : beaucoup de similitudes avec l’autre adulte</text:p>
                    </text:list-header>
                  </text:list>
                  <text:p text:style-name="P30">Et un Diamant m<text:span text:style-name="T9">andarin élevé sans adulte</text:span></text:p>
                  <text:list text:continue-numbering="true">
                    <text:list-header>
                      <text:p text:style-name="P30">→<text:span text:style-name="T9"> à l’âge adulte : chant irrégulier</text:span></text:p>
                    </text:list-header>
                  </text:list>
                </text:list-header>
              </text:list>
              <text:p text:style-name="P30">Chez les vertébrés essentiellement, certains comportements sont transmis au sein d’un groupe : ce sont des comportements culturels. Ils résultent d’un apprentissage, ne sont pas déterminés génétiquement, et sont d’autant plus transmis qu’ils présentent un avantage sélectif pour la reproduction, la recherche de nourriture, etc... </text:p>
            </text:list-item>
          </text:list>
        </text:list-item>
      </text:list>
      <text:p text:style-name="P29"/>
      <text:list xml:id="list140056072313479" text:continue-numbering="true" text:style-name="L1">
        <text:list-item>
          <text:list>
            <text:list-header>
              <text:p text:style-name="P33"/>
              <text:p text:style-name="P28">// <text:span text:style-name="T9">Schéma des différents facteurs de diversification //</text:span></text:p>
              <text:p text:style-name="P28"/>
            </text:list-header>
            <text:list-item>
              <text:p text:style-name="P28"/>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e4a3" officeooo:paragraph-rsid="000ce4a3"/>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VT<text:tab/><text:tab/>T1A2</text:p>
      </style:header>
      <style:footer>
        <text:p text:style-name="Footer"><text:tab/><text:span text:style-name="MT1"><text:page-number text:select-page="current">2</text:page-number></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3:06:37.489000000</meta:creation-date>
    <dc:date>2019-02-07T14:00:54.198000000</dc:date>
    <meta:editing-duration>PT1H1M25S</meta:editing-duration>
    <meta:editing-cycles>9</meta:editing-cycles>
    <meta:generator>LibreOffice/5.1.6.2$Windows_x86 LibreOffice_project/07ac168c60a517dba0f0d7bc7540f5afa45f0909</meta:generator>
    <meta:document-statistic meta:table-count="0" meta:image-count="0" meta:object-count="0" meta:page-count="4" meta:paragraph-count="67" meta:word-count="1000" meta:character-count="6360" meta:non-whitespace-character-count="5418"/>
  </office:meta>
</office:document-meta>
</file>